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7bb" officeooo:paragraph-rsid="001ad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nologias</text:p>
      <text:p text:style-name="P1"/>
      <text:p text:style-name="P1">Java</text:p>
      <text:p text:style-name="P1">Spring Boot</text:p>
      <text:p text:style-name="P1">Angular 1.X</text:p>
      <text:p text:style-name="P1">Bootstrap</text:p>
      <text:p text:style-name="P1">SASS</text:p>
      <text:p text:style-name="P1"/>
      <text:p text:style-name="P1">MongoDB</text:p>
      <text:p text:style-name="P1">Spring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20:00:17.440532109</meta:creation-date>
    <dc:date>2016-07-12T23:41:54.391983698</dc:date>
    <meta:editing-duration>PT3H26M26S</meta:editing-duration>
    <meta:editing-cycles>1</meta:editing-cycles>
    <meta:document-statistic meta:table-count="0" meta:image-count="0" meta:object-count="0" meta:page-count="1" meta:paragraph-count="8" meta:word-count="11" meta:character-count="68" meta:non-whitespace-character-count="65"/>
    <meta:generator>LibreOffice/4.2.8.2$Linux_X86_64 LibreOffice_project/420m0$Build-2</meta:generator>
  </office:meta>
</office:document-meta>
</file>